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12.201cm" table:align="margins"/>
    </style:style>
    <style:style style:name="Table1.A" style:family="table-column">
      <style:table-column-properties style:column-width="6.1cm" style:rel-column-width="32767*"/>
    </style:style>
    <style:style style:name="Table1.B" style:family="table-column">
      <style:table-column-properties style:column-width="6.101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officeooo:paragraph-rsid="004385ca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473734"/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>
      <style:text-properties fo:color="#c0c0c0"/>
    </style:style>
    <style:style style:name="P15" style:family="paragraph" style:parent-style-name="Standard" style:list-style-name="L1">
      <style:text-properties fo:color="#c0c0c0"/>
    </style:style>
    <style:style style:name="P16" style:family="paragraph" style:parent-style-name="Standard" style:list-style-name="L8">
      <style:text-properties fo:color="#c0c0c0" officeooo:paragraph-rsid="004926e0"/>
    </style:style>
    <style:style style:name="P17" style:family="paragraph" style:parent-style-name="Standard">
      <style:text-properties officeooo:paragraph-rsid="00473734"/>
    </style:style>
    <style:style style:name="P18" style:family="paragraph" style:parent-style-name="Standard">
      <style:text-properties officeooo:paragraph-rsid="004c91f4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paragraph-rsid="005b0619" style:font-weight-asian="bold" style:font-weight-complex="bold"/>
    </style:style>
    <style:style style:name="P21" style:family="paragraph" style:parent-style-name="Standard">
      <style:text-properties fo:font-weight="bold" officeooo:paragraph-rsid="0055e242" style:font-weight-asian="bold" style:font-weight-complex="bold"/>
    </style:style>
    <style:style style:name="P22" style:family="paragraph" style:parent-style-name="Standard">
      <style:text-properties fo:font-weight="bold" officeooo:paragraph-rsid="0068eaa8" style:font-weight-asian="bold" style:font-weight-complex="bold"/>
    </style:style>
    <style:style style:name="P23" style:family="paragraph" style:parent-style-name="Standard">
      <style:text-properties fo:font-weight="bold" officeooo:paragraph-rsid="006c303e" style:font-weight-asian="bold" style:font-weight-complex="bold"/>
    </style:style>
    <style:style style:name="P24" style:family="paragraph" style:parent-style-name="Standard">
      <style:text-properties officeooo:paragraph-rsid="004e4807"/>
    </style:style>
    <style:style style:name="P25" style:family="paragraph" style:parent-style-name="Standard">
      <style:text-properties officeooo:paragraph-rsid="005214bc"/>
    </style:style>
    <style:style style:name="P26" style:family="paragraph" style:parent-style-name="Standard">
      <style:text-properties officeooo:paragraph-rsid="0055e242"/>
    </style:style>
    <style:style style:name="P27" style:family="paragraph" style:parent-style-name="Standard" style:list-style-name="L10">
      <style:text-properties officeooo:paragraph-rsid="005fb03c"/>
    </style:style>
    <style:style style:name="P28" style:family="paragraph" style:parent-style-name="Standard">
      <style:text-properties officeooo:paragraph-rsid="005e16bd"/>
    </style:style>
    <style:style style:name="P29" style:family="paragraph" style:parent-style-name="Standard">
      <style:text-properties fo:font-weight="normal" officeooo:paragraph-rsid="00641e29" style:font-weight-asian="normal" style:font-weight-complex="normal"/>
    </style:style>
    <style:style style:name="P30" style:family="paragraph" style:parent-style-name="Standard">
      <style:text-properties fo:font-weight="normal" officeooo:paragraph-rsid="006c303e" style:font-weight-asian="normal" style:font-weight-complex="normal"/>
    </style:style>
    <style:style style:name="P31" style:family="paragraph" style:parent-style-name="Standard" style:list-style-name="L14">
      <style:text-properties fo:font-weight="normal" officeooo:paragraph-rsid="006c303e" style:font-weight-asian="normal" style:font-weight-complex="normal"/>
    </style:style>
    <style:style style:name="P32" style:family="paragraph" style:parent-style-name="Standard">
      <style:text-properties fo:font-weight="normal" officeooo:paragraph-rsid="006ce435" style:font-weight-asian="normal" style:font-weight-complex="normal"/>
    </style:style>
    <style:style style:name="P33" style:family="paragraph" style:parent-style-name="Standard" style:list-style-name="L17">
      <style:text-properties fo:font-weight="normal" officeooo:paragraph-rsid="006ce435" style:font-weight-asian="normal" style:font-weight-complex="normal"/>
    </style:style>
    <style:style style:name="P34" style:family="paragraph" style:parent-style-name="Standard" style:list-style-name="L12">
      <style:text-properties officeooo:paragraph-rsid="005fb03c"/>
    </style:style>
    <style:style style:name="P35" style:family="paragraph" style:parent-style-name="Standard">
      <style:text-properties officeooo:paragraph-rsid="005fb03c"/>
    </style:style>
    <style:style style:name="P36" style:family="paragraph" style:parent-style-name="Standard" style:list-style-name="L13">
      <style:text-properties officeooo:paragraph-rsid="005fb03c"/>
    </style:style>
    <style:style style:name="P37" style:family="paragraph" style:parent-style-name="Standard">
      <style:text-properties officeooo:paragraph-rsid="006c303e"/>
    </style:style>
    <style:style style:name="P38" style:family="paragraph" style:parent-style-name="Standard" style:list-style-name="L15">
      <style:text-properties officeooo:paragraph-rsid="006c303e"/>
    </style:style>
    <style:style style:name="P39" style:family="paragraph" style:parent-style-name="Standard" style:list-style-name="L16">
      <style:text-properties officeooo:paragraph-rsid="006c303e"/>
    </style:style>
    <style:style style:name="P40" style:family="paragraph" style:parent-style-name="Standard">
      <style:text-properties officeooo:paragraph-rsid="006ce435"/>
    </style:style>
    <style:style style:name="P41" style:family="paragraph" style:parent-style-name="Standard" style:list-style-name="L18">
      <style:text-properties officeooo:paragraph-rsid="006ce435"/>
    </style:style>
    <style:style style:name="P42" style:family="paragraph" style:parent-style-name="Standard" style:list-style-name="L19">
      <style:text-properties officeooo:paragraph-rsid="006ce435"/>
    </style:style>
    <style:style style:name="P43" style:family="paragraph" style:parent-style-name="Standard">
      <style:paragraph-properties fo:break-before="page"/>
      <style:text-properties officeooo:paragraph-rsid="004e4807"/>
    </style:style>
    <style:style style:name="P44" style:family="paragraph" style:parent-style-name="Standard">
      <style:paragraph-properties fo:break-before="page"/>
      <style:text-properties fo:font-weight="bold" officeooo:paragraph-rsid="0055e242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paragraph-rsid="005b0619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paragraph-rsid="00641e29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paragraph-rsid="0068eaa8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paragraph-rsid="006c303e" style:font-weight-asian="bold" style:font-weight-complex="bold"/>
    </style:style>
    <style:style style:name="P49" style:family="paragraph" style:parent-style-name="Standard">
      <style:paragraph-properties fo:break-before="page"/>
      <style:text-properties fo:color="#c0c0c0" fo:font-weight="bold" style:font-weight-asian="bold" style:font-weight-complex="bold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Code">
      <style:text-properties officeooo:paragraph-rsid="005fb03c"/>
    </style:style>
    <style:style style:name="P52" style:family="paragraph" style:parent-style-name="Code">
      <style:text-properties officeooo:paragraph-rsid="00641e29"/>
    </style:style>
    <style:style style:name="P53" style:family="paragraph" style:parent-style-name="Code">
      <style:text-properties officeooo:paragraph-rsid="006769df"/>
    </style:style>
    <style:style style:name="P54" style:family="paragraph" style:parent-style-name="Code" style:list-style-name="L13">
      <style:paragraph-properties fo:margin-left="0cm" fo:margin-right="0.499cm" fo:text-indent="0cm" style:auto-text-indent="false"/>
      <style:text-properties officeooo:paragraph-rsid="005fb03c"/>
    </style:style>
    <style:style style:name="P55" style:family="paragraph" style:parent-style-name="Code" style:list-style-name="L13">
      <style:paragraph-properties fo:margin-left="0cm" fo:margin-right="0.499cm" fo:text-indent="0cm" style:auto-text-indent="false"/>
      <style:text-properties fo:font-weight="normal" officeooo:paragraph-rsid="005fb03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91f4" style:font-weight-asian="bold" style:font-weight-complex="bold"/>
    </style:style>
    <style:style style:name="T3" style:family="text">
      <style:text-properties fo:font-weight="bold" officeooo:rsid="004e4807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4385ca"/>
    </style:style>
    <style:style style:name="T6" style:family="text">
      <style:text-properties officeooo:rsid="004385ca"/>
    </style:style>
    <style:style style:name="T7" style:family="text">
      <style:text-properties officeooo:rsid="0045caf1"/>
    </style:style>
    <style:style style:name="T8" style:family="text">
      <style:text-properties officeooo:rsid="00473734"/>
    </style:style>
    <style:style style:name="T9" style:family="text">
      <style:text-properties officeooo:rsid="004926e0"/>
    </style:style>
    <style:style style:name="T10" style:family="text">
      <style:text-properties officeooo:rsid="00492861"/>
    </style:style>
    <style:style style:name="T11" style:family="text">
      <style:text-properties officeooo:rsid="0049fcb6"/>
    </style:style>
    <style:style style:name="T12" style:family="text">
      <style:text-properties officeooo:rsid="004c91f4"/>
    </style:style>
    <style:style style:name="T13" style:family="text">
      <style:text-properties officeooo:rsid="004e4807"/>
    </style:style>
    <style:style style:name="T14" style:family="text">
      <style:text-properties officeooo:rsid="005214bc"/>
    </style:style>
    <style:style style:name="T15" style:family="text">
      <style:text-properties officeooo:rsid="0055e242"/>
    </style:style>
    <style:style style:name="T16" style:family="text">
      <style:text-properties officeooo:rsid="00560474"/>
    </style:style>
    <style:style style:name="T17" style:family="text">
      <style:text-properties officeooo:rsid="00579333"/>
    </style:style>
    <style:style style:name="T18" style:family="text">
      <style:text-properties officeooo:rsid="0059c805"/>
    </style:style>
    <style:style style:name="T19" style:family="text">
      <style:text-properties officeooo:rsid="005b0619"/>
    </style:style>
    <style:style style:name="T20" style:family="text">
      <style:text-properties officeooo:rsid="005e16bd"/>
    </style:style>
    <style:style style:name="T21" style:family="text">
      <style:text-properties officeooo:rsid="005ed173"/>
    </style:style>
    <style:style style:name="T22" style:family="text">
      <style:text-properties officeooo:rsid="005fb03c"/>
    </style:style>
    <style:style style:name="T23" style:family="text">
      <style:text-properties officeooo:rsid="0060fc1f"/>
    </style:style>
    <style:style style:name="T24" style:family="text">
      <style:text-properties officeooo:rsid="00624fc2"/>
    </style:style>
    <style:style style:name="T25" style:family="text">
      <style:text-properties officeooo:rsid="00641e29"/>
    </style:style>
    <style:style style:name="T26" style:family="text">
      <style:text-properties officeooo:rsid="006769df"/>
    </style:style>
    <style:style style:name="T27" style:family="text">
      <style:text-properties officeooo:rsid="0068eaa8"/>
    </style:style>
    <style:style style:name="T28" style:family="text">
      <style:text-properties officeooo:rsid="006a6d9c"/>
    </style:style>
    <style:style style:name="T29" style:family="text">
      <style:text-properties officeooo:rsid="006c303e"/>
    </style:style>
    <style:style style:name="T30" style:family="text">
      <style:text-properties officeooo:rsid="006ce435"/>
    </style:style>
    <style:style style:name="T31" style:family="text">
      <style:text-properties officeooo:rsid="006d891d"/>
    </style:style>
    <style:style style:name="T32" style:family="text">
      <style:text-properties officeooo:rsid="006dc6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 the presentation I wanna talk about:</text:p>
      <text:list xml:id="list4091738632426053852" text:style-name="L1">
        <text:list-item>
          <text:p text:style-name="P6">inheritance in javascript;</text:p>
        </text:list-item>
        <text:list-item>
          <text:p text:style-name="P6">adapter pattern and duck typing;</text:p>
        </text:list-item>
        <text:list-item>
          <text:p text:style-name="P15">the painting process (HTML5 canvas)</text:p>
        </text:list-item>
        <text:list-item>
          <text:p text:style-name="P15">jQuery widgets</text:p>
        </text:list-item>
        <text:list-item>
          <text:p text:style-name="P15">modularity architecture applied in single html page.</text:p>
        </text:list-item>
      </text:list>
      <text:h text:style-name="P50" text:outline-level="1">Introduction</text:h>
      <text:list xml:id="list7075066998116454509" text:style-name="L2">
        <text:list-item>
          <text:p text:style-name="P7"><text:span text:style-name="T7">What are the biorhythms</text:span>?</text:p>
        </text:list-item>
        <text:list-item>
          <text:p text:style-name="P7"><text:span text:style-name="T7">What is BioCalc</text:span>?</text:p>
        </text:list-item>
      </text:list>
      <text:p text:style-name="Standard"/>
      <text:p text:style-name="P25">[show <text:span text:style-name="T14">application</text:span>]</text:p>
      <text:h text:style-name="P50" text:outline-level="1">BioCalc's ar<text:span text:style-name="T7">c</text:span>hitecture</text:h>
      <text:p text:style-name="P9"><text:span text:style-name="T8">The biorhythm's model.</text:span></text:p>
      <text:p text:style-name="P8">The <text:span text:style-name="T8">controls (</text:span>jQuery widgets<text:span text:style-name="T8">)</text:span></text:p>
      <text:list xml:id="list7386106920967873756" text:style-name="L3">
        <text:list-item>
          <text:p text:style-name="P10">BiorhythmView</text:p>
        </text:list-item>
        <text:list-item>
          <text:p text:style-name="P10">BiorhythmLegend</text:p>
        </text:list-item>
        <text:list-item>
          <text:p text:style-name="P10">XdayView</text:p>
        </text:list-item>
      </text:list>
      <text:p text:style-name="Standard">The UI</text:p>
      <text:p text:style-name="Standard"/>
      <text:p text:style-name="P17">[diagram <text:span text:style-name="T28">controls</text:span>]</text:p>
      <text:p text:style-name="Standard"/>
      <text:p text:style-name="Standard">Let's start bottom<text:span text:style-name="T8">-up</text:span>: the Biorhythm objects.</text:p>
      <text:h text:style-name="P50" text:outline-level="1">Inheritance</text:h>
      <text:list xml:id="list2125169941959163379" text:style-name="L4">
        <text:list-item>
          <text:p text:style-name="P11"><text:span text:style-name="T4">Biorhythm </text:span><text:span text:style-name="T5">entities</text:span></text:p>
        </text:list-item>
      </text:list>
      <text:p text:style-name="Standard"/>
      <text:p text:style-name="Standard">[class diagram]</text:p>
      <text:p text:style-name="Standard"/>
      <text:p text:style-name="P26"><text:span text:style-name="T18"/></text:p>
      <text:p text:style-name="P44"><text:span text:style-name="T18">O</text:span><text:span text:style-name="T15">bject creation</text:span></text:p>
      <text:p text:style-name="P21"><text:span text:style-name="T15"/></text:p>
      <text:list xml:id="list8991804093126678423" text:style-name="L13">
        <text:list-item>
          <text:p text:style-name="P36"><text:span text:style-name="T16">object literal</text:span></text:p>
          <text:p text:style-name="P54"><text:span text:style-name="T21">var cat = {};</text:span></text:p>
        </text:list-item>
        <text:list-item>
          <text:p text:style-name="P36"><text:span text:style-name="T15">using </text:span><text:span text:style-name="T22">the</text:span><text:span text:style-name="T15"> </text:span><text:span text:style-name="Inline_20_Code"><text:span text:style-name="T15">new</text:span></text:span><text:span text:style-name="T15"> </text:span><text:span text:style-name="T16">operator</text:span></text:p>
          <text:p text:style-name="P54"><text:span text:style-name="T21">function Cat() {};</text:span></text:p>
          <text:p text:style-name="P54"><text:span text:style-name="T21">var cat = new Cat();</text:span></text:p>
        </text:list-item>
        <text:list-item>
          <text:p text:style-name="P36"><text:span text:style-name="T22">using </text:span><text:span text:style-name="T23">the</text:span><text:span text:style-name="T22"> </text:span><text:span text:style-name="Inline_20_Code"><text:span text:style-name="T16">Object.create()</text:span></text:span> <text:span text:style-name="T22">function</text:span></text:p>
          <text:p text:style-name="P55"><text:span text:style-name="T21">var cat = Object.create(animal);</text:span></text:p>
        </text:list-item>
      </text:list>
      <text:p text:style-name="P26"/>
      <text:p text:style-name="P20"><text:span text:style-name="T19"/></text:p>
      <text:p text:style-name="P45"><text:span text:style-name="T19">Inheritance</text:span></text:p>
      <text:p text:style-name="Standard"/>
      <text:p text:style-name="Standard">I – inheritance from prototypes without parameters.</text:p>
      <text:p text:style-name="Standard">II – inheritance from prototypes with parameters.</text:p>
      <text:p text:style-name="Standard"/>
      <text:p text:style-name="Standard"><text:span text:style-name="T20">I </text:span>[diagram]</text:p>
      <text:p text:style-name="P28"><text:span text:style-name="T20"/></text:p>
      <text:p text:style-name="P28"><text:span text:style-name="T20">II </text:span>[diagram]</text:p>
      <text:p text:style-name="Standard"/>
      <text:p text:style-name="P23"><text:span text:style-name="T29"/></text:p>
      <text:p text:style-name="P48"><text:span text:style-name="T29">Function</text:span></text:p>
      <text:list xml:id="list7235987922558667053" text:style-name="L14">
        <text:list-item>
          <text:p text:style-name="P31"><text:span text:style-name="T29">prototype</text:span></text:p>
        </text:list-item>
        <text:list-item>
          <text:p text:style-name="P31"><text:span text:style-name="T29">length</text:span></text:p>
        </text:list-item>
        <text:list-item>
          <text:p text:style-name="P31"><text:span text:style-name="T29">name</text:span></text:p>
        </text:list-item>
        <text:list-item>
          <text:p text:style-name="P31"><text:span text:style-name="T29">arguments</text:span></text:p>
        </text:list-item>
        <text:list-item>
          <text:p text:style-name="P31"><text:span text:style-name="T29">caller</text:span></text:p>
        </text:list-item>
      </text:list>
      <text:p text:style-name="P37"><text:span text:style-name="T29"/></text:p>
      <text:p text:style-name="P37"><text:span text:style-name="T29">Function a</text:span>ncestor 1 <text:span text:style-name="T31">(F)</text:span></text:p>
      <text:list xml:id="list6241370320401813536" text:style-name="L15">
        <text:list-item>
          <text:p text:style-name="P38">constructor</text:p>
        </text:list-item>
        <text:list-item>
          <text:p text:style-name="P38">toSource</text:p>
        </text:list-item>
        <text:list-item>
          <text:p text:style-name="P38">toString</text:p>
        </text:list-item>
        <text:list-item>
          <text:p text:style-name="P38">apply</text:p>
        </text:list-item>
        <text:list-item>
          <text:p text:style-name="P38">call</text:p>
        </text:list-item>
        <text:list-item>
          <text:p text:style-name="P38">bind</text:p>
        </text:list-item>
        <text:list-item>
          <text:p text:style-name="P38">isGenerator</text:p>
        </text:list-item>
        <text:list-item>
          <text:p text:style-name="P38">length</text:p>
        </text:list-item>
        <text:list-item>
          <text:p text:style-name="P38">name</text:p>
        </text:list-item>
        <text:list-item>
          <text:p text:style-name="P38">arguments</text:p>
        </text:list-item>
        <text:list-item>
          <text:p text:style-name="P38">caller</text:p>
        </text:list-item>
      </text:list>
      <text:p text:style-name="P37"><text:span text:style-name="T29"/></text:p>
      <text:p text:style-name="P37"><text:span text:style-name="T29">Function</text:span> ancestor 2 <text:span text:style-name="T31">(O)</text:span></text:p>
      <text:list xml:id="list3253119210814798132" text:style-name="L16">
        <text:list-item>
          <text:p text:style-name="P39">constructor</text:p>
        </text:list-item>
        <text:list-item>
          <text:p text:style-name="P39">toSource</text:p>
        </text:list-item>
        <text:list-item>
          <text:p text:style-name="P39">toString</text:p>
        </text:list-item>
        <text:list-item>
          <text:p text:style-name="P39">toLocaleString</text:p>
        </text:list-item>
        <text:list-item>
          <text:p text:style-name="P39">valueOf</text:p>
        </text:list-item>
        <text:list-item>
          <text:p text:style-name="P39">watch</text:p>
        </text:list-item>
        <text:list-item>
          <text:p text:style-name="P39">unwatch</text:p>
        </text:list-item>
        <text:list-item>
          <text:p text:style-name="P39"><text:soft-page-break/>hasOwnProperty</text:p>
        </text:list-item>
        <text:list-item>
          <text:p text:style-name="P39">isPrototypeOf</text:p>
        </text:list-item>
        <text:list-item>
          <text:p text:style-name="P39">propertyIsEnumerable</text:p>
        </text:list-item>
        <text:list-item>
          <text:p text:style-name="P39">__defineGetter__</text:p>
        </text:list-item>
        <text:list-item>
          <text:p text:style-name="P39">__defineSetter__</text:p>
        </text:list-item>
        <text:list-item>
          <text:p text:style-name="P39">__lookupGetter__</text:p>
        </text:list-item>
        <text:list-item>
          <text:p text:style-name="P39">__lookupSetter__</text:p>
        </text:list-item>
      </text:list>
      <text:p text:style-name="P30"><text:span text:style-name="T29"/></text:p>
      <text:p text:style-name="P30"><text:span text:style-name="T29"/></text:p>
      <text:p text:style-name="P48"><text:span text:style-name="T29">Object</text:span></text:p>
      <text:list xml:id="list3183908110836057374" text:style-name="L17">
        <text:list-item>
          <text:p text:style-name="P33"><text:span text:style-name="T29">prototype</text:span></text:p>
        </text:list-item>
        <text:list-item>
          <text:p text:style-name="P33"><text:span text:style-name="T29">getPrototypeOf</text:span></text:p>
        </text:list-item>
        <text:list-item>
          <text:p text:style-name="P33"><text:span text:style-name="T29">getOwnPropertyDescriptor</text:span></text:p>
        </text:list-item>
        <text:list-item>
          <text:p text:style-name="P33"><text:span text:style-name="T29">keys</text:span></text:p>
        </text:list-item>
        <text:list-item>
          <text:p text:style-name="P33"><text:span text:style-name="T29">is</text:span></text:p>
        </text:list-item>
        <text:list-item>
          <text:p text:style-name="P33"><text:span text:style-name="T29">defineProperty</text:span></text:p>
        </text:list-item>
        <text:list-item>
          <text:p text:style-name="P33"><text:span text:style-name="T29">defineProperties</text:span></text:p>
        </text:list-item>
        <text:list-item>
          <text:p text:style-name="P33"><text:span text:style-name="T29">create</text:span></text:p>
        </text:list-item>
        <text:list-item>
          <text:p text:style-name="P33"><text:span text:style-name="T29">getOwnPropertyNames</text:span></text:p>
        </text:list-item>
        <text:list-item>
          <text:p text:style-name="P33"><text:span text:style-name="T29">isExtensible</text:span></text:p>
        </text:list-item>
        <text:list-item>
          <text:p text:style-name="P33"><text:span text:style-name="T29">preventExtensions</text:span></text:p>
        </text:list-item>
        <text:list-item>
          <text:p text:style-name="P33"><text:span text:style-name="T29">freeze</text:span></text:p>
        </text:list-item>
        <text:list-item>
          <text:p text:style-name="P33"><text:span text:style-name="T29">isFrozen</text:span></text:p>
        </text:list-item>
        <text:list-item>
          <text:p text:style-name="P33"><text:span text:style-name="T29">seal</text:span></text:p>
        </text:list-item>
        <text:list-item>
          <text:p text:style-name="P33"><text:span text:style-name="T29">isSealed</text:span></text:p>
        </text:list-item>
        <text:list-item>
          <text:p text:style-name="P33"><text:span text:style-name="T29">length</text:span></text:p>
        </text:list-item>
        <text:list-item>
          <text:p text:style-name="P33"><text:span text:style-name="T29">name</text:span></text:p>
        </text:list-item>
        <text:list-item>
          <text:p text:style-name="P33"><text:span text:style-name="T29">arguments</text:span></text:p>
        </text:list-item>
        <text:list-item>
          <text:p text:style-name="P33"><text:span text:style-name="T29">caller</text:span></text:p>
        </text:list-item>
      </text:list>
      <text:p text:style-name="P32"><text:span text:style-name="T29"/></text:p>
      <text:p text:style-name="P40"><text:span text:style-name="T30">Object</text:span> ancestor 1 <text:span text:style-name="T32">(F)</text:span></text:p>
      <text:list xml:id="list5014471856061347167" text:style-name="L18">
        <text:list-item>
          <text:p text:style-name="P41">constructor</text:p>
        </text:list-item>
        <text:list-item>
          <text:p text:style-name="P41">toSource</text:p>
        </text:list-item>
        <text:list-item>
          <text:p text:style-name="P41">toString</text:p>
        </text:list-item>
        <text:list-item>
          <text:p text:style-name="P41">apply</text:p>
        </text:list-item>
        <text:list-item>
          <text:p text:style-name="P41">call</text:p>
        </text:list-item>
        <text:list-item>
          <text:p text:style-name="P41">bind</text:p>
        </text:list-item>
        <text:list-item>
          <text:p text:style-name="P41"><text:soft-page-break/>isGenerator</text:p>
        </text:list-item>
        <text:list-item>
          <text:p text:style-name="P41">length</text:p>
        </text:list-item>
        <text:list-item>
          <text:p text:style-name="P41">name</text:p>
        </text:list-item>
        <text:list-item>
          <text:p text:style-name="P41">arguments</text:p>
        </text:list-item>
        <text:list-item>
          <text:p text:style-name="P41">caller</text:p>
        </text:list-item>
      </text:list>
      <text:p text:style-name="P40"/>
      <text:p text:style-name="P40"><text:span text:style-name="T30">Object</text:span> ancestor 2 <text:span text:style-name="T32">(O)</text:span></text:p>
      <text:list xml:id="list6545543256044810648" text:style-name="L19">
        <text:list-item>
          <text:p text:style-name="P42">constructor</text:p>
        </text:list-item>
        <text:list-item>
          <text:p text:style-name="P42">toSource</text:p>
        </text:list-item>
        <text:list-item>
          <text:p text:style-name="P42">toString</text:p>
        </text:list-item>
        <text:list-item>
          <text:p text:style-name="P42">toLocaleString</text:p>
        </text:list-item>
        <text:list-item>
          <text:p text:style-name="P42">valueOf</text:p>
        </text:list-item>
        <text:list-item>
          <text:p text:style-name="P42">watch</text:p>
        </text:list-item>
        <text:list-item>
          <text:p text:style-name="P42">unwatch</text:p>
        </text:list-item>
        <text:list-item>
          <text:p text:style-name="P42">hasOwnProperty</text:p>
        </text:list-item>
        <text:list-item>
          <text:p text:style-name="P42">isPrototypeOf</text:p>
        </text:list-item>
        <text:list-item>
          <text:p text:style-name="P42">propertyIsEnumerable</text:p>
        </text:list-item>
        <text:list-item>
          <text:p text:style-name="P42">__defineGetter__</text:p>
        </text:list-item>
        <text:list-item>
          <text:p text:style-name="P42">__defineSetter__</text:p>
        </text:list-item>
        <text:list-item>
          <text:p text:style-name="P42">__lookupGetter__</text:p>
        </text:list-item>
        <text:list-item>
          <text:p text:style-name="P42">__lookupSetter__</text:p>
        </text:list-item>
      </text:list>
      <text:p text:style-name="P30"><text:span text:style-name="T29"/></text:p>
      <text:p text:style-name="P46"><text:span text:style-name="T25">Conclusion</text:span></text:p>
      <text:p text:style-name="P29"><text:span text:style-name="T25"/></text:p>
      <text:list xml:id="list3237579666851648039" text:style-name="L10">
        <text:list-item>
          <text:p text:style-name="P27"><text:span text:style-name="T16">object literal – you have no control over the prototype </text:span><text:span text:style-name="T17">used for the new object.</text:span></text:p>
        </text:list-item>
      </text:list>
      <text:p text:style-name="P51"><text:span text:style-name="T21">var cat = {};</text:span></text:p>
      <text:list xml:id="list6994241522568242546" text:style-name="L12">
        <text:list-item>
          <text:p text:style-name="P34"><text:span text:style-name="T15">using </text:span><text:span text:style-name="Inline_20_Code"><text:span text:style-name="T15">new</text:span></text:span><text:span text:style-name="T15"> </text:span><text:span text:style-name="T16">operator </text:span><text:span text:style-name="T15">– before creating the object, you can give to the constructor function, an object that will be used later as the prototype for the new objects.</text:span></text:p>
        </text:list-item>
      </text:list>
      <text:p text:style-name="P52"><text:span text:style-name="T21">function </text:span><text:span text:style-name="T25">Animal</text:span><text:span text:style-name="T21">(</text:span><text:span text:style-name="T26">name</text:span><text:span text:style-name="T21">) {};</text:span></text:p>
      <text:p text:style-name="P53"><text:span text:style-name="T21">function Cat(</text:span><text:span text:style-name="T26">name</text:span><text:span text:style-name="T21">) {</text:span></text:p>
      <text:p text:style-name="P53"><text:span text:style-name="T21"><text:tab/></text:span><text:span text:style-name="T26">Animal.call(this, name);</text:span></text:p>
      <text:p text:style-name="P53"><text:span text:style-name="T21">};</text:span></text:p>
      <text:p text:style-name="P51"><text:span text:style-name="T21"/></text:p>
      <text:p text:style-name="P53"><text:span text:style-name="T26">Cat.prototype = Object.create(Animal.prototype);</text:span></text:p>
      <text:p text:style-name="P53"><text:span text:style-name="T26">Cat.prototype.constructor = Cat;</text:span></text:p>
      <text:p text:style-name="P51"><text:span text:style-name="T21"/></text:p>
      <text:p text:style-name="P51"><text:span text:style-name="T21">var cat = new Cat();</text:span></text:p>
      <text:list xml:id="list2170639778" text:continue-numbering="true" text:style-name="L12">
        <text:list-item>
          <text:p text:style-name="P34"><text:span text:style-name="Inline_20_Code"><text:span text:style-name="T16">Object.create()</text:span></text:span><text:span text:style-name="T16"> function – you can give as parameter the object to be used as prototype for the new object that is created.</text:span></text:p>
        </text:list-item>
      </text:list>
      <text:p text:style-name="P53"><text:span text:style-name="T26">Var animal = ...;</text:span></text:p>
      <text:p text:style-name="P51"><text:span text:style-name="T21">var cat = Object.create(animal);</text:span></text:p>
      <text:p text:style-name="P35"/>
      <text:p text:style-name="P22"><text:span text:style-name="T27"/></text:p>
      <text:p text:style-name="P47"><text:span text:style-name="T27">member accessors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mber type</text:p>
          </table:table-cell>
          <table:table-cell table:style-name="Table1.B1" office:value-type="string">
            <text:p text:style-name="P3">Can be created</text:p>
          </table:table-cell>
        </table:table-row>
        <table:table-row>
          <table:table-cell table:style-name="Table1.A2" office:value-type="string">
            <text:p text:style-name="P4">public</text:p>
          </table:table-cell>
          <table:table-cell table:style-name="Table1.B2" office:value-type="string">
            <text:p text:style-name="P4">yes</text:p>
          </table:table-cell>
        </table:table-row>
        <table:table-row>
          <table:table-cell table:style-name="Table1.A2" office:value-type="string">
            <text:p text:style-name="P4">private</text:p>
          </table:table-cell>
          <table:table-cell table:style-name="Table1.B2" office:value-type="string">
            <text:p text:style-name="P4">emulate</text:p>
          </table:table-cell>
        </table:table-row>
        <table:table-row>
          <table:table-cell table:style-name="Table1.A2" office:value-type="string">
            <text:p text:style-name="P4">protected</text:p>
          </table:table-cell>
          <table:table-cell table:style-name="Table1.B2" office:value-type="string">
            <text:p text:style-name="P4">no</text:p>
          </table:table-cell>
        </table:table-row>
      </table:table>
      <text:p text:style-name="Standard"/>
      <text:p text:style-name="P18">[show code]</text:p>
      <text:p text:style-name="P43"><text:span text:style-name="T2">Alternative for private members</text:span></text:p>
      <text:p text:style-name="P24"><text:span text:style-name="T2"/></text:p>
      <text:p text:style-name="P24"><text:span text:style-name="T13">C</text:span><text:span text:style-name="T12">reate functions inside the scope of the constructor method.</text:span></text:p>
      <text:p text:style-name="P18"><text:span text:style-name="T12"/></text:p>
      <text:p text:style-name="P18"><text:span text:style-name="T12">If you create public methods from outside the constructor function you can create an additional scope with a function that immediately calls itself. </text:span></text:p>
      <text:p text:style-name="P19"/>
      <text:p text:style-name="P30"><text:span text:style-name="T29">[example]</text:span></text:p>
      <text:p text:style-name="P43"><text:span text:style-name="T1">Alternative to protected members</text:span></text:p>
      <text:p text:style-name="P24"/>
      <text:p text:style-name="P24">Create <text:span text:style-name="T11">all as </text:span>public members and use a naming convention for “private” and “protected” members.</text:p>
      <text:p text:style-name="P2"><text:span text:style-name="T6">E</text:span>xample: <text:span text:style-name="Inline_20_Code">this._paint()</text:span></text:p>
      <text:p text:style-name="Standard"/>
      <text:p text:style-name="Standard"/>
      <text:p text:style-name="P43"><text:span text:style-name="T3">V</text:span><text:span text:style-name="T1">irtual methods </text:span>– </text:p>
      <text:p text:style-name="P24"><text:span text:style-name="T10"/></text:p>
      <text:p text:style-name="P24"><text:span text:style-name="T13">A</text:span><text:span text:style-name="T10">ll </text:span><text:span text:style-name="T13">methods, </text:span><text:span text:style-name="T10">by default, </text:span><text:span text:style-name="T13">behave like virtual methods</text:span></text:p>
      <text:p text:style-name="P24"/>
      <text:p text:style-name="P24">duck typing</text:p>
      <text:p text:style-name="P49"><text:span text:style-name="T9">S</text:span>ealed members</text:p>
      <text:list xml:id="list375987120568516147" text:style-name="L8">
        <text:list-item>
          <text:p text:style-name="P16"><text:span text:style-name="T9">Object.preventExtensions</text:span></text:p>
        </text:list-item>
        <text:list-item>
          <text:p text:style-name="P16"><text:span text:style-name="T9">Object.seal</text:span></text:p>
        </text:list-item>
        <text:list-item>
          <text:p text:style-name="P16"><text:span text:style-name="T9">Object.freeze</text:span></text:p>
        </text:list-item>
      </text:list>
      <text:p text:style-name="P14"/>
      <text:p text:style-name="Standard"/>
      <text:h text:style-name="P50" text:outline-level="1">Adapter Pattern</text:h>
      <text:list xml:id="list520656590715135444" text:style-name="L6">
        <text:list-item>
          <text:p text:style-name="P12"><text:span text:style-name="T4">CommonBiorhythmsPanel</text:span><text:span text:style-name="T4"> </text:span><text:span text:style-name="T4">object </text:span><text:span text:style-name="T4">- </text:span><text:span text:style-name="T4">Conține și gestionează un set </text:span><text:span text:style-name="T4">complet</text:span><text:span text:style-name="T4"> de bioritmuri.</text:span></text:p>
        </text:list-item>
      </text:list>
      <text:p text:style-name="P8"/>
      <text:list xml:id="list1648547904" text:continue-numbering="true" text:style-name="L6">
        <text:list-item>
          <text:p text:style-name="P12"><text:span text:style-name="T4">BiorhythmAdapter</text:span><text:span text:style-name="T4"> </text:span><text:span text:style-name="T4">object –</text:span><text:span text:style-name="T4"> </text:span><text:span text:style-name="T4">Receives an object and provides an Array – duck typing </text:span><text:span text:style-name="T4">(eather the object received is an Array or it provides a method toArray() that return an array.</text:span></text:p>
        </text:list-item>
      </text:list>
      <text:p text:style-name="Standard"/>
      <text:p text:style-name="Quotations">“If it walks like a duck and quacks like a duck then it's a duck.”</text:p>
      <text:p text:style-name="Standard"/>
      <text:p text:style-name="Standard">[class diagram]</text:p>
      <text:p text:style-name="Standard">[show code]</text:p>
      <text:h text:style-name="P50" text:outline-level="1">Painting on canvas</text:h>
      <text:p text:style-name="Standard"><text:span text:style-name="Inline_20_Code"><text:span text:style-name="T4">Painter</text:span></text:span><text:span text:style-name="T4"> </text:span><text:span text:style-name="T4">object </text:span><text:span text:style-name="T4">- </text:span><text:span text:style-name="T4">Desenează controlul BiorhythmView pe un canvas.</text:span></text:p>
      <text:p text:style-name="Standard"/>
      <text:p text:style-name="Standard">[class diagram]</text:p>
      <text:p text:style-name="Standard">[show code]</text:p>
      <text:h text:style-name="P50" text:outline-level="1">jQuery Widgets</text:h>
      <text:p text:style-name="Standard"/>
      <text:p text:style-name="Standard">$.widget(...) function</text:p>
      <text:p text:style-name="Standard"/>
      <text:p text:style-name="Standard">options property</text:p>
      <text:p text:style-name="Standard">_create() function</text:p>
      <text:p text:style-name="Standard">_setOption() function</text:p>
      <text:p text:style-name="Standard">destroy() function</text:p>
      <text:p text:style-name="Standard"/>
      <text:p text:style-name="Standard">[show code]</text:p>
      <text:h text:style-name="P50" text:outline-level="1">Modularity in UI</text:h>
      <text:list xml:id="list550267705474943970" text:style-name="L7">
        <text:list-item>
          <text:p text:style-name="P13"><text:span text:style-name="Inline_20_Code"><text:span text:style-name="T4">PageData</text:span></text:span><text:span text:style-name="T4"> object</text:span></text:p>
        </text:list-item>
        <text:list-item>
          <text:p text:style-name="P13"><text:span text:style-name="Inline_20_Code"><text:span text:style-name="T4">&lt;...&gt;Section</text:span></text:span><text:span text:style-name="T4"> object</text:span><text:span text:style-name="T4">s</text:span></text:p>
        </text:list-item>
      </text:list>
      <text:p text:style-name="Standard"/>
      <text:p text:style-name="Standard">[class diagram]</text:p>
      <text:p text:style-name="Standard">[show cod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kaoPGothic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" style:family="paragraph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#e6e6e6" fo:padding="0.101cm" fo:border="0.99pt dashed #b3b3b3" style:shadow="none">
        <style:tab-stops/>
        <style:background-image/>
      </style:paragraph-properties>
      <style:text-properties style:font-name="Courier New" fo:font-size="10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line_20_Code" style:display-name="Inline Code" style:family="text">
      <style:text-properties style:font-name="Courier New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14.801cm" fo:page-height="21.001cm" style:num-format="1" style:print-orientation="portrait" fo:margin-top="1.3cm" fo:margin-bottom="1.499cm" fo:margin-left="1.3cm" fo:margin-right="1.3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3-08-31T12:34:50</meta:creation-date>
    <dc:date>2013-09-14T09:28:40</dc:date>
    <dc:creator>Alez </dc:creator>
    <meta:editing-duration>PT5H23M30S</meta:editing-duration>
    <meta:editing-cycles>78</meta:editing-cycles>
    <meta:generator>LibreOffice/4.0.2.2$Linux_X86_64 LibreOffice_project/400m0$Build-2</meta:generator>
    <meta:printed-by>Alez </meta:printed-by>
    <meta:print-date>2013-09-10T19:49:27</meta:print-date>
    <meta:document-statistic meta:table-count="1" meta:image-count="0" meta:object-count="0" meta:page-count="20" meta:paragraph-count="176" meta:word-count="589" meta:character-count="3621" meta:non-whitespace-character-count="3293"/>
  </office:meta>
</office:document-meta>
</file>